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10-16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04-17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01-15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10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7-1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4-17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1-25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10-2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7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4-25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1-2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10-0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7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4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10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07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04-22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0-04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0-01-13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10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04-1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01-1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10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04-1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01-2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10-3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7-2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4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1-0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10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7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4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1-06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10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9-1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7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4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1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11-12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7-22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4-1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1-30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12-1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7-12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4-1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1-16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10-23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4-23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1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10-1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07-20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01-2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7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4-2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1-1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10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06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02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9-1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6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3-2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7-09-05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7-03-3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9-2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4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2-0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10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9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7-0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4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2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12-0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4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2-0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11-06 0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9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6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5-0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2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12-0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10-0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8-1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6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4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2-1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12-20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8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6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4-1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3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12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10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8-1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6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4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2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12-2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10-1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8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7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51006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